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draw:visible-area-top="0in" draw:visible-area-width="7.0815in" draw:visible-area-height="8.979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0811in" svg:height="8.9799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the directory will transition to “Shared (Memory-Access)” if it receives a shared read request, and it will transition to “Exclusive (Memory-Access)” if it receives an exclusive read request. In both cases, the directory will send a request to fetch memory. When the request from memory returns in the “Exclusive (Memory-Access)” state, the home memory woul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only a few states the directory can transition into. The first is “Shared (Memory-Access)”, which occurs if a shared read request comes in while in the Shared state. The directory will fetch the memory, queuing up any more shared read requests that might come in while sending a nak to any exclusive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read requests. The directory will transition to the busy memory-access states when a read request arrives during the Exclusive state and the owner is not the requester.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text:soft-page-break/>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The Busy-Exclusive state is similar, except exclusive messages are sent instead of shared messages and the directory transitions back to Exclusive upon successful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9T17:21:57.01</dc:date>
    <dc:creator>Eric Chang</dc:creator>
    <meta:editing-duration>PT10H09M59S</meta:editing-duration>
    <meta:editing-cycles>39</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778" meta:character-count="4738"/>
  </office:meta>
</office:document-meta>
</file>